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9a71c"/>
    </style:style>
    <style:style style:name="P2" style:family="paragraph" style:parent-style-name="Text_20_body">
      <style:text-properties officeooo:paragraph-rsid="001b591e"/>
    </style:style>
    <style:style style:name="P3" style:family="paragraph" style:parent-style-name="Heading_20_3">
      <style:text-properties officeooo:paragraph-rsid="0019a71c"/>
    </style:style>
    <style:style style:name="T1" style:family="text">
      <style:text-properties officeooo:rsid="0019a71c"/>
    </style:style>
    <style:style style:name="T2" style:family="text">
      <style:text-properties officeooo:rsid="001b59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print</text:p>
      <text:p text:style-name="Subtitle">bouge tes yeux</text:p>
      <text:p text:style-name="Text_20_body"/>
      <text:h text:style-name="Heading_20_3" text:outline-level="3">Sprint 1 : 11/03/19 – 22/03/19</text:h>
      <text:p text:style-name="Text_20_body">Objectif :</text:p>
      <text:p text:style-name="Text_20_body">- Nathan: pouvoir s’identifier.</text:p>
      <text:p text:style-name="Text_20_body">- Clément : création début classe bilan avec plusieurs champs.</text:p>
      <text:p text:style-name="Text_20_body">- Karl : schéma relationnel de la bdd + bdd opérationnelle.</text:p>
      <text:p text:style-name="Text_20_body">- Thomas : création d’au moins une application JS.</text:p>
      <text:p text:style-name="Text_20_body"/>
      <text:h text:style-name="Heading_20_3" text:outline-level="3">Sprint 2 : 22/03/19 – 05/04/19</text:h>
      <text:p text:style-name="Text_20_body">Objectifs :</text:p>
      <text:p text:style-name="Text_20_body"><text:tab/>Global -&gt; intégration de toutes les parties du groupe</text:p>
      <text:p text:style-name="Text_20_body">- Nathan : Définir différentes autorisations en fonction de l’utilisateur, gestion des utilisateur (suppression/modification)</text:p>
      <text:p text:style-name="Text_20_body">- Clément : Suppression bilan/patient, lien patient → bilan.</text:p>
      <text:p text:style-name="Text_20_body">- Karl : Finir connexion à distance et lier la bdd à l’application web</text:p>
      <text:p text:style-name="Text_20_body">- Thomas : Intégration de l’appli existante, développement d’une nouvelle app et page d’accueil des apps.</text:p>
      <text:p text:style-name="Standard"/>
      <text:h text:style-name="P3" text:outline-level="3">Sprint <text:span text:style-name="T1">3</text:span> : <text:span text:style-name="T1">05</text:span>/0<text:span text:style-name="T1">4</text:span>/19 – <text:span text:style-name="T1">19</text:span>/04/19</text:h>
      <text:p text:style-name="P1">Objectifs :</text:p>
      <text:p text:style-name="P1">- Nathan : <text:span text:style-name="T1">Finir l’exercice en cours et en développé une autre.</text:span></text:p>
      <text:p text:style-name="P1">- Clément : <text:span text:style-name="T1">Trié les patients par ordre alphabétique et finir d’adapter le CSS pour les autres périphérique.</text:span></text:p>
      <text:p text:style-name="P1">- Karl : Finir connexion <text:span text:style-name="T1">la VM et mettre le site dessus. Puis mettre la VM sur le serveur.</text:span></text:p>
      <text:p text:style-name="P2">- Thomas : <text:span text:style-name="T2">Développement de plusieurs exercices et finition des existants et enregistre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5:00:28.766000000</meta:creation-date>
    <dc:date>2019-04-05T15:31:13.022000000</dc:date>
    <meta:editing-duration>PT13M26S</meta:editing-duration>
    <meta:editing-cycles>3</meta:editing-cycles>
    <meta:generator>LibreOffice/5.3.7.2$Windows_X86_64 LibreOffice_project/6b8ed514a9f8b44d37a1b96673cbbdd077e24059</meta:generator>
    <meta:document-statistic meta:table-count="0" meta:image-count="0" meta:object-count="0" meta:page-count="1" meta:paragraph-count="21" meta:word-count="183" meta:character-count="1111" meta:non-whitespace-character-count="945"/>
  </office:meta>
</office:document-meta>
</file>